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417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4" style:family="table-cell" style:parent-style-name="Default" style:data-style-name="N121"/>
    <style:style style:name="ce3" style:family="table-cell" style:parent-style-name="Default" style:data-style-name="N122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iagram 1" draw:style-name="gr1" svg:width="6.2988in" svg:height="3.5429in" svg:x="7.5689in" svg:y="3.8461in">
            <draw:object draw:notify-on-update-of-ranges="Sheet1.B23:Sheet1.B42 Sheet1.D23:Sheet1.D42 Sheet1.B23:Sheet1.B42 Sheet1.E23:Sheet1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iagram 2" draw:style-name="gr1" svg:width="6.2988in" svg:height="3.5429in" svg:x="7.5587in" svg:y="0.1547in">
            <draw:object draw:notify-on-update-of-ranges="Sheet1.B2:Sheet1.B21 Sheet1.D2:Sheet1.D21 Sheet1.B2:Sheet1.B21 Sheet1.E2:Sheet1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number-columns-repeated="1017"/>
        </table:table-row>
        <table:table-row table:style-name="ro1">
          <table:table-cell table:number-columns-repeated="16"/>
          <table:table-cell table:style-name="ce3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style-name="ce2" office:value-type="time" office:time-value="PT13H09M42S" calcext:value-type="time">
            <text:p>01:09:42 PM</text:p>
          </table:table-cell>
          <table:table-cell table:style-name="ce2" office:value-type="time" office:time-value="PT13H29M22S" calcext:value-type="time">
            <text:p>01:29:22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2H56M41S" calcext:value-type="time">
            <text:p>12:56:41 PM</text:p>
          </table:table-cell>
          <table:table-cell table:style-name="ce2" office:value-type="time" office:time-value="PT01H56M47S" calcext:value-type="time">
            <text:p>01:56:47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1H57M45S" calcext:value-type="time">
            <text:p>01:57:45 AM</text:p>
          </table:table-cell>
          <table:table-cell table:style-name="ce2" office:value-type="time" office:time-value="PT02H27M51S" calcext:value-type="time">
            <text:p>02:27:51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2H28M29S" calcext:value-type="time">
            <text:p>02:28:29 AM</text:p>
          </table:table-cell>
          <table:table-cell table:style-name="ce2" office:value-type="time" office:time-value="PT02H48M35S" calcext:value-type="time">
            <text:p>02:48:35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02H49M05S" calcext:value-type="time">
            <text:p>02:49:05 AM</text:p>
          </table:table-cell>
          <table:table-cell table:style-name="ce2" office:value-type="time" office:time-value="PT03H04M11S" calcext:value-type="time">
            <text:p>03:04:11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03H04M39S" calcext:value-type="time">
            <text:p>03:04:39 AM</text:p>
          </table:table-cell>
          <table:table-cell table:style-name="ce2" office:value-type="time" office:time-value="PT03H16M45S" calcext:value-type="time">
            <text:p>03:16:45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1H00M23S" calcext:value-type="time">
            <text:p>11:00:23 AM</text:p>
          </table:table-cell>
          <table:table-cell table:style-name="ce2" office:value-type="time" office:time-value="PT11H10M29S" calcext:value-type="time">
            <text:p>11:10:29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1H11M53S" calcext:value-type="time">
            <text:p>11:11:53 AM</text:p>
          </table:table-cell>
          <table:table-cell table:style-name="ce2" office:value-type="time" office:time-value="PT11H20M35S" calcext:value-type="time">
            <text:p>11:20:35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1H21M52S" calcext:value-type="time">
            <text:p>11:21:52 AM</text:p>
          </table:table-cell>
          <table:table-cell table:style-name="ce2" office:value-type="time" office:time-value="PT11H29M28S" calcext:value-type="time">
            <text:p>11:29:28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0M22S" calcext:value-type="time">
            <text:p>11:30:22 AM</text:p>
          </table:table-cell>
          <table:table-cell table:style-name="ce2" office:value-type="time" office:time-value="PT11H36M50S" calcext:value-type="time">
            <text:p>11:36:50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9M52S" calcext:value-type="time">
            <text:p>11:39:52 AM</text:p>
          </table:table-cell>
          <table:table-cell table:style-name="ce2" office:value-type="time" office:time-value="PT11H45M45S" calcext:value-type="time">
            <text:p>11:45:45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style-name="ce2" office:value-type="time" office:time-value="PT11H46M23S" calcext:value-type="time">
            <text:p>11:46:23 AM</text:p>
          </table:table-cell>
          <table:table-cell table:style-name="ce2" office:value-type="time" office:time-value="PT11H51M59S" calcext:value-type="time">
            <text:p>11:51:59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table:style-name="ce2" office:value-type="time" office:time-value="PT11H52M23S" calcext:value-type="time">
            <text:p>11:52:23 AM</text:p>
          </table:table-cell>
          <table:table-cell table:style-name="ce2" office:value-type="time" office:time-value="PT11H57M29S" calcext:value-type="time">
            <text:p>11:57:29 A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table:style-name="ce2" office:value-type="time" office:time-value="PT11H57M50S" calcext:value-type="time">
            <text:p>11:57:50 AM</text:p>
          </table:table-cell>
          <table:table-cell table:style-name="ce2" office:value-type="time" office:time-value="PT12H02M35S" calcext:value-type="time">
            <text:p>12:02:35 P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style-name="ce2" office:value-type="time" office:time-value="PT12H02M56S" calcext:value-type="time">
            <text:p>12:02:56 PM</text:p>
          </table:table-cell>
          <table:table-cell table:style-name="ce2" office:value-type="time" office:time-value="PT12H07M20S" calcext:value-type="time">
            <text:p>12:07:20 P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11M47S" calcext:value-type="time">
            <text:p>12:11:47 P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table:style-name="ce2" office:value-type="time" office:time-value="PT12H12M08S" calcext:value-type="time">
            <text:p>12:12:08 PM</text:p>
          </table:table-cell>
          <table:table-cell table:style-name="ce2" office:value-type="time" office:time-value="PT12H15M59S" calcext:value-type="time">
            <text:p>12:15:59 P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table:style-name="ce2" office:value-type="time" office:time-value="PT12H17M18S" calcext:value-type="time">
            <text:p>12:17:18 PM</text:p>
          </table:table-cell>
          <table:table-cell table:style-name="ce2" office:value-type="time" office:time-value="PT12H20M57S" calcext:value-type="time">
            <text:p>12:20:57 P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table:style-name="ce2" office:value-type="time" office:time-value="PT12H21M50S" calcext:value-type="time">
            <text:p>12:21:50 PM</text:p>
          </table:table-cell>
          <table:table-cell table:style-name="ce2" office:value-type="time" office:time-value="PT12H25M17S" calcext:value-type="time">
            <text:p>12:25:17 P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table:style-name="ce2" office:value-type="time" office:time-value="PT12H25M54S" calcext:value-type="time">
            <text:p>12:25:54 PM</text:p>
          </table:table-cell>
          <table:table-cell table:style-name="ce2" office:value-type="time" office:time-value="PT12H29M12S" calcext:value-type="time">
            <text:p>12:29:12 P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style-name="ce2" office:value-type="time" office:time-value="PT12H31M21S" calcext:value-type="time">
            <text:p>12:31:21 PM</text:p>
          </table:table-cell>
          <table:table-cell table:style-name="ce2" office:value-type="time" office:time-value="PT12H34M27S" calcext:value-type="time">
            <text:p>12:34:27 P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6.25" calcext:value-type="float">
            <text:p>56.2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2.5" calcext:value-type="float">
            <text:p>62.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8.75" calcext:value-type="float">
            <text:p>68.7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1.25" calcext:value-type="float">
            <text:p>81.2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3.75" calcext:value-type="float">
            <text:p>93.7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06.25" calcext:value-type="float">
            <text:p>106.2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8.75" calcext:value-type="float">
            <text:p>118.7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08:34:56.7327027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24T09:42:14Z</meta:creation-date>
    <dc:date>2021-12-15T12:29:03.473276276</dc:date>
    <meta:editing-cycles>16</meta:editing-cycles>
    <meta:editing-duration>PT2H26M26S</meta:editing-duration>
    <meta:document-statistic meta:table-count="1" meta:cell-count="67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2.962cm" svg:y="3.951cm" style:legend-expansion="high" chart:style-name="ch2"/>
        <chart:plot-area chart:style-name="ch3" table:cell-range-address="Sheet1.B23:Sheet1.B42 Sheet1.D23:Sheet1.E42" svg:x="0.319cm" svg:y="0.179cm" svg:width="12.324cm" svg:height="8.641cm">
          <chart:coordinate-region svg:x="1.205cm" svg:y="0.379cm" svg:width="10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3:Sheet1.D42" chart:class="chart:scatter">
            <chart:domain table:cell-range-address="Sheet1.B23:Sheet1.B42"/>
            <chart:data-point chart:repeated="20"/>
          </chart:series>
          <chart:series chart:style-name="ch8" chart:values-cell-range-address="Sheet1.E23:Sheet1.E4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3:Sheet1.B42</svg:desc>
                </draw:g>
              </table:table-cell>
              <table:table-cell office:value-type="float" office:value="966">
                <text:p>966</text:p>
                <draw:g>
                  <svg:desc>Sheet1.D23:Sheet1.D42</svg:desc>
                </draw:g>
              </table:table-cell>
              <table:table-cell office:value-type="float" office:value="34">
                <text:p>34</text:p>
                <draw:g>
                  <svg:desc>Sheet1.E23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2.962cm" svg:y="3.951cm" style:legend-expansion="high" chart:style-name="ch2"/>
        <chart:plot-area chart:style-name="ch3" table:cell-range-address="Sheet1.B2:Sheet1.B21 Sheet1.D2:Sheet1.E21" svg:x="0.319cm" svg:y="0.179cm" svg:width="12.324cm" svg:height="8.641cm">
          <chart:coordinate-region svg:x="1.205cm" svg:y="0.379cm" svg:width="10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class="chart:scatter">
            <chart:domain table:cell-range-address="Sheet1.B2:Sheet1.B21"/>
            <chart:data-point chart:repeated="20"/>
          </chart:series>
          <chart:series chart:style-name="ch8" chart:values-cell-range-address="Sheet1.E2:Sheet1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21</svg:desc>
                </draw:g>
              </table:table-cell>
              <table:table-cell office:value-type="float" office:value="999">
                <text:p>999</text:p>
                <draw:g>
                  <svg:desc>Sheet1.D2:Sheet1.D21</svg:desc>
                </draw:g>
              </table:table-cell>
              <table:table-cell office:value-type="float" office:value="1">
                <text:p>1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